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ea1c"/>
    </style:style>
    <style:style style:name="P2" style:family="paragraph" style:parent-style-name="Standard">
      <style:paragraph-properties fo:margin-top="0.0398in" fo:margin-bottom="0.0398in" loext:contextual-spacing="false" fo:line-height="150%"/>
      <style:text-properties fo:font-size="16pt" style:text-underline-style="solid" style:text-underline-width="auto" style:text-underline-color="font-color" officeooo:paragraph-rsid="000cea1c" style:font-size-asian="14pt" style:font-size-complex="14pt"/>
    </style:style>
    <style:style style:name="P3" style:family="paragraph" style:parent-style-name="Standard">
      <style:paragraph-properties fo:margin-top="0.0398in" fo:margin-bottom="0.0398in" loext:contextual-spacing="false" fo:line-height="150%"/>
      <style:text-properties fo:font-size="14pt" officeooo:rsid="000f2c2f" officeooo:paragraph-rsid="000fa506" style:font-size-asian="14pt" style:font-size-complex="14pt"/>
    </style:style>
    <style:style style:name="P4" style:family="paragraph" style:parent-style-name="Standard">
      <style:paragraph-properties fo:margin-top="0.0398in" fo:margin-bottom="0.0398in" loext:contextual-spacing="false" fo:line-height="150%"/>
      <style:text-properties fo:font-size="14pt" officeooo:paragraph-rsid="000dbbf3" style:font-size-asian="14pt" style:font-size-complex="14pt"/>
    </style:style>
    <style:style style:name="P5" style:family="paragraph" style:parent-style-name="Standard">
      <style:paragraph-properties fo:margin-top="0.0398in" fo:margin-bottom="0.0398in" loext:contextual-spacing="false" fo:line-height="150%"/>
      <style:text-properties fo:font-size="14pt" officeooo:paragraph-rsid="000cea1c" style:font-size-asian="14pt" style:font-size-complex="14pt"/>
    </style:style>
    <style:style style:name="P6" style:family="paragraph" style:parent-style-name="Standard">
      <style:paragraph-properties fo:margin-top="0.0398in" fo:margin-bottom="0.0398in" loext:contextual-spacing="false" fo:line-height="150%"/>
      <style:text-properties officeooo:paragraph-rsid="001c03e6"/>
    </style:style>
    <style:style style:name="P7" style:family="paragraph" style:parent-style-name="Standard">
      <style:paragraph-properties fo:line-height="150%" fo:break-before="page"/>
      <style:text-properties fo:font-size="16pt" officeooo:paragraph-rsid="000cea1c" style:font-size-asian="14pt" style:font-size-complex="14pt"/>
    </style:style>
    <style:style style:name="P8" style:family="paragraph" style:parent-style-name="Standard">
      <style:paragraph-properties fo:margin-top="0.0398in" fo:margin-bottom="0.0398in" loext:contextual-spacing="false" fo:line-height="150%"/>
      <style:text-properties fo:font-size="14pt" officeooo:rsid="000dbbf3" officeooo:paragraph-rsid="000dbbf3" style:font-size-asian="14pt" style:font-size-complex="14pt"/>
    </style:style>
    <style:style style:name="P9" style:family="paragraph" style:parent-style-name="Standard">
      <style:paragraph-properties fo:margin-top="0.0398in" fo:margin-bottom="0.0398in" loext:contextual-spacing="false" fo:line-height="150%"/>
      <style:text-properties fo:font-size="14pt" officeooo:rsid="000fa506" officeooo:paragraph-rsid="000fa506" style:font-size-asian="14pt" style:font-size-complex="14pt"/>
    </style:style>
    <style:style style:name="P10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c0dd9"/>
    </style:style>
    <style:style style:name="T2" style:family="text">
      <style:text-properties officeooo:rsid="000dbbf3"/>
    </style:style>
    <style:style style:name="T3" style:family="text">
      <style:text-properties officeooo:rsid="000fa506"/>
    </style:style>
    <style:style style:name="T4" style:family="text">
      <style:text-properties officeooo:rsid="0011b3ee"/>
    </style:style>
    <style:style style:name="T5" style:family="text">
      <style:text-properties officeooo:rsid="0016567b"/>
    </style:style>
    <style:style style:name="T6" style:family="text">
      <style:text-properties officeooo:rsid="0016642f"/>
    </style:style>
    <style:style style:name="T7" style:family="text">
      <style:text-properties officeooo:rsid="00185347"/>
    </style:style>
    <style:style style:name="T8" style:family="text">
      <style:text-properties officeooo:rsid="00190386"/>
    </style:style>
    <style:style style:name="T9" style:family="text">
      <style:text-properties officeooo:rsid="00197625"/>
    </style:style>
    <style:style style:name="T10" style:family="text">
      <style:text-properties officeooo:rsid="001a78d3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d6b62" style:font-size-asian="14pt" style:font-size-complex="14pt"/>
    </style:style>
    <style:style style:name="T13" style:family="text">
      <style:text-properties fo:font-size="14pt" officeooo:rsid="001e0833" style:font-size-asian="14pt" style:font-size-complex="14pt"/>
    </style:style>
    <style:style style:name="T14" style:family="text">
      <style:text-properties fo:font-size="14pt" officeooo:rsid="001fcc47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>Service Advertising Website</text:h>
      <text:h text:style-name="P10" text:outline-level="1"/>
      <text:h text:style-name="P10" text:outline-level="1"><text:s text:c="3"/>Business Requirement Description <text:s text:c="2"/></text:h>
      <text:h text:style-name="P10" text:outline-level="1"/>
      <text:h text:style-name="P10" text:outline-level="1">Introduced By <text:span text:style-name="T1">SE2018G01</text:span></text:h>
      <text:p text:style-name="P1"/>
      <text:p text:style-name="P7">Introduction</text:p>
      <text:p text:style-name="P2">Executive Summary</text:p>
      <text:p text:style-name="P4"><text:span text:style-name="T2">This website</text:span> is an online <text:span text:style-name="T2">platform for those who are looking to start their careers whether as a developer/freelancer or someone looking to make their own startups</text:span></text:p>
      <text:p text:style-name="P8">and need technical aid. </text:p>
      <text:p text:style-name="P3">On this platform each developer will have a profile from which other people can evaluate and decide on weather to hire them or not. That would be achieved by keeping a portfolio of these developers <text:span text:style-name="T3">and feedback from their previous clients.</text:span></text:p>
      <text:p text:style-name="P9">This website will also provide additional advertising for higher ranked developers via scheduled emails that are sent with recommendations for the particular developer.</text:p>
      <text:p text:style-name="P2">Document Overview</text:p>
      <text:p text:style-name="P5">This document introduce <text:span text:style-name="T5">service advertising website</text:span> product study plan. It introduce<text:span text:style-name="T6">s</text:span> general description, technical description, development <text:span text:style-name="T4">and</text:span> operation plan<text:span text:style-name="T4">s</text:span>.</text:p>
      <text:p text:style-name="P2">Business Objectives</text:p>
      <text:p text:style-name="P5">● <text:span text:style-name="T7">Offer a platform for starting developers to propose their services</text:span>.</text:p>
      <text:p text:style-name="P5">● <text:span text:style-name="T8">Offer a place for all development services </text:span>.</text:p>
      <text:p text:style-name="P5">● Offer <text:span text:style-name="T8">easy means for startup company owners to get the technical services they need</text:span>.</text:p>
      <text:p text:style-name="P5">● Offer <text:span text:style-name="T9">records for starting developers that represents their portfolio</text:span>.</text:p>
      <text:p text:style-name="P5">● Offer <text:span text:style-name="T10">advertising for developers to help boost their careers.</text:span></text:p>
      <text:p text:style-name="P6"><text:span text:style-name="T11">● </text:span><text:span text:style-name="T12">Offer specific services that cater to </text:span><text:span text:style-name="T14">companies</text:span><text:span text:style-name="T13"> with a </text:span><text:span text:style-name="T12">less frequent demand. </text:span><text:span text:style-name="T11"><text:s/>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9:35:39.795190565</meta:creation-date>
    <dc:date>2018-10-23T22:06:30.759766054</dc:date>
    <meta:editing-duration>PT42M43S</meta:editing-duration>
    <meta:editing-cycles>20</meta:editing-cycles>
    <meta:generator>LibreOffice/6.0.6.2$Linux_X86_64 LibreOffice_project/00m0$Build-2</meta:generator>
    <meta:document-statistic meta:table-count="0" meta:image-count="0" meta:object-count="0" meta:page-count="2" meta:paragraph-count="18" meta:word-count="198" meta:character-count="1325" meta:non-whitespace-character-count="1136"/>
  </office:meta>
</office:document-meta>
</file>